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лючевые вопросы, чтобы понять и использовать на практике - в контексте "Wordpress Разработка Плагинов"</text:p>
      <text:p text:style-name="Standard">ChatGPT</text:p>
      <text:p text:style-name="P1">ChatGPT</text:p>
      <text:p text:style-name="Text_20_body">Для понимания и успешного использования разработки плагинов для Wordpress важно задавать себе следующие ключевые вопросы:</text:p>
      <text:list xml:id="list4058971918014249810" text:style-name="L1">
        <text:list-item>
          <text:p text:style-name="P2"><text:span text:style-name="Strong_20_Emphasis">Какие функциональные возможности должен иметь мой плагин?</text:span></text:p>
          <text:list>
            <text:list-item>
              <text:p text:style-name="P3">Определите цель вашего плагина и необходимые функции, которые он должен предоставлять для достижения этой цели.</text:p>
            </text:list-item>
          </text:list>
        </text:list-item>
        <text:list-item>
          <text:p text:style-name="P2"><text:span text:style-name="Strong_20_Emphasis">Какие хуки и фильтры Wordpress мне нужно использовать?</text:span></text:p>
          <text:list>
            <text:list-item>
              <text:p text:style-name="P3">Определите, какие хуки и фильтры позволят вам встроить ваш код в процесс работы Wordpress и изменить его поведение согласно вашим потребностям.</text:p>
            </text:list-item>
          </text:list>
        </text:list-item>
        <text:list-item>
          <text:p text:style-name="P2"><text:span text:style-name="Strong_20_Emphasis">Какая структура и организация кода будет наилучшей для моего плагина?</text:span></text:p>
          <text:list>
            <text:list-item>
              <text:p text:style-name="P3">Разработайте план структуры вашего плагина, включая разделение кода на функции, классы и файлы для удобства сопровождения и расширения.</text:p>
            </text:list-item>
          </text:list>
        </text:list-item>
        <text:list-item>
          <text:p text:style-name="P2"><text:span text:style-name="Strong_20_Emphasis">Как обеспечить безопасность моего плагина?</text:span></text:p>
          <text:list>
            <text:list-item>
              <text:p text:style-name="P3">Подумайте о методах экранизации и проверки входных данных, чтобы предотвратить атаки на ваш плагин и защитить данные пользователей.</text:p>
            </text:list-item>
          </text:list>
        </text:list-item>
        <text:list-item>
          <text:p text:style-name="P2"><text:span text:style-name="Strong_20_Emphasis">Как оптимизировать производительность моего плагина?</text:span></text:p>
          <text:list>
            <text:list-item>
              <text:p text:style-name="P3">Изучите методы оптимизации кода, кэширования запросов и загрузки ресурсов, чтобы ваш плагин работал быстро и эффективно.</text:p>
            </text:list-item>
          </text:list>
        </text:list-item>
        <text:list-item>
          <text:p text:style-name="P2"><text:span text:style-name="Strong_20_Emphasis">Как обеспечить совместимость моего плагина с различными версиями Wordpress и другими плагинами?</text:span></text:p>
          <text:list>
            <text:list-item>
              <text:p text:style-name="P3">Проведите тестирование вашего плагина на различных конфигурациях Wordpress и удостоверьтесь, что он совместим с другими популярными плагинами.</text:p>
            </text:list-item>
          </text:list>
        </text:list-item>
        <text:list-item>
          <text:p text:style-name="P2"><text:span text:style-name="Strong_20_Emphasis">Как оформить и документировать мой плагин для удобства использования другими разработчиками?</text:span></text:p>
          <text:list>
            <text:list-item>
              <text:p text:style-name="P3">Создайте качественную документацию и README файл для вашего плагина, а также убедитесь, что он соответствует стандартам кодирования Wordpress.</text:p>
            </text:list-item>
          </text:list>
        </text:list-item>
        <text:list-item>
          <text:p text:style-name="P2"><text:span text:style-name="Strong_20_Emphasis">Как распространить мой плагин и сделать его доступным для других пользователей?</text:span></text:p>
          <text:list>
            <text:list-item>
              <text:p text:style-name="P2">Рассмотрите возможности публикации вашего плагина в официальном репозитории Wordpress или других площадках, чтобы он был доступен для скачивания и установки другими пользователями.</text:p>
            </text:list-item>
          </text:list>
        </text:list-item>
      </text:list>
      <text:p text:style-name="Text_20_body">Ответы на эти вопросы помогут вам разработать качественный и функциональный плагин для Wordpress, который будет успешно применяться на практик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14$Win32 OpenOffice.org_project/4114m1$Build-9811</meta:generator>
    <dc:date>2024-05-02T00:20:04.98</dc:date>
    <meta:document-statistic meta:table-count="0" meta:image-count="0" meta:object-count="0" meta:page-count="1" meta:paragraph-count="21" meta:word-count="280" meta:character-count="2050"/>
    <dc:creator>Dima Wide</dc:creator>
    <meta:user-defined meta:name="Info 1"/>
    <meta:user-defined meta:name="Info 2"/>
    <meta:user-defined meta:name="Info 3"/>
    <meta:user-defined meta:name="Info 4"/>
  </office:meta>
</office:document-meta>
</file>